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 (Vietnamese)" svg:font-family="'Times New Roman (Vietnamese)'" style:font-family-generic="roman" style:font-pitch="variable"/>
    <style:font-face style:name="Times New Roman (Vietnamese)1" svg:font-family="'Times New Roman (Vietnamese)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c9f94"/>
    </style:style>
    <style:style style:name="P2" style:family="paragraph" style:parent-style-name="Addressee">
      <style:text-properties officeooo:rsid="0024fa14" officeooo:paragraph-rsid="0024fa14"/>
    </style:style>
    <style:style style:name="P3" style:family="paragraph" style:parent-style-name="Standard">
      <style:text-properties style:font-name="Times New Roman (Vietnamese)" fo:font-size="8.5pt" style:text-underline-style="solid" style:text-underline-width="auto" style:text-underline-color="font-color" fo:font-weight="bold" officeooo:paragraph-rsid="001c9f94" style:font-size-asian="8.5pt" style:font-weight-asian="bold" style:font-name-complex="Times New Roman (Vietnamese)1"/>
    </style:style>
    <style:style style:name="P4" style:family="paragraph" style:parent-style-name="Standard">
      <style:text-properties style:font-name="Times New Roman (Vietnamese)" fo:font-size="8.5pt" style:text-underline-style="solid" style:text-underline-width="auto" style:text-underline-color="font-color" fo:font-weight="bold" officeooo:paragraph-rsid="002172e2" style:font-size-asian="8.5pt" style:font-weight-asian="bold" style:font-name-complex="Times New Roman (Vietnamese)1"/>
    </style:style>
    <style:style style:name="P5" style:family="paragraph" style:parent-style-name="Standard">
      <style:text-properties style:font-name="Times New Roman (Vietnamese)" fo:letter-spacing="-0.0055in" officeooo:paragraph-rsid="001c9f94" style:font-name-complex="Times New Roman (Vietnamese)1" style:text-scale="105%"/>
    </style:style>
    <style:style style:name="P6" style:family="paragraph" style:parent-style-name="Standard">
      <style:text-properties style:font-name="Times New Roman (Vietnamese)" fo:letter-spacing="-0.0055in" officeooo:paragraph-rsid="002172e2" style:font-name-complex="Times New Roman (Vietnamese)1" style:text-scale="105%"/>
    </style:style>
    <style:style style:name="P7" style:family="paragraph" style:parent-style-name="Standard">
      <style:text-properties style:font-name="Times New Roman" officeooo:paragraph-rsid="002172e2"/>
    </style:style>
    <style:style style:name="P8" style:family="paragraph" style:parent-style-name="Standard">
      <style:text-properties officeooo:paragraph-rsid="001c9f94"/>
    </style:style>
    <style:style style:name="P9" style:family="paragraph" style:parent-style-name="Standard">
      <style:text-properties officeooo:paragraph-rsid="002172e2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8.5pt" style:text-underline-style="solid" style:text-underline-width="auto" style:text-underline-color="font-color" fo:font-weight="bold" officeooo:rsid="001c9f94" style:font-size-asian="8.5pt" style:font-weight-asian="bold" style:font-name-complex="Times New Roman (Vietnamese)1"/>
    </style:style>
    <style:style style:name="T3" style:family="text">
      <style:text-properties style:font-name="Times New Roman" fo:font-size="8.5pt" style:text-underline-style="solid" style:text-underline-width="auto" style:text-underline-color="font-color" fo:font-weight="bold" officeooo:rsid="001c9f94" style:font-size-asian="8.5pt" style:font-weight-asian="bold" style:font-name-complex="Times New Roman (Vietnamese)1" style:text-scale="98%"/>
    </style:style>
    <style:style style:name="T4" style:family="text">
      <style:text-properties style:font-name="Times New Roman" style:text-scale="105%"/>
    </style:style>
    <style:style style:name="T5" style:family="text">
      <style:text-properties style:font-name="Times New Roman" fo:language="vi" fo:country="VN" style:text-scale="105%"/>
    </style:style>
    <style:style style:name="T6" style:family="text">
      <style:text-properties style:font-name="Times New Roman" fo:letter-spacing="-0.0311in" style:text-scale="105%"/>
    </style:style>
    <style:style style:name="T7" style:family="text">
      <style:text-properties style:font-name="Times New Roman" fo:letter-spacing="-0.0311in" fo:language="vi" fo:country="VN" style:text-scale="105%"/>
    </style:style>
    <style:style style:name="T8" style:family="text">
      <style:text-properties style:font-name="Times New Roman" fo:letter-spacing="-0.011in"/>
    </style:style>
    <style:style style:name="T9" style:family="text">
      <style:text-properties style:font-name="Times New Roman" fo:letter-spacing="-0.0016in"/>
    </style:style>
    <style:style style:name="T10" style:family="text">
      <style:text-properties style:font-name="Times New Roman" fo:letter-spacing="-0.0063in"/>
    </style:style>
    <style:style style:name="T11" style:family="text">
      <style:text-properties style:font-name="Times New Roman" fo:letter-spacing="-0.0063in" fo:language="vi" fo:country="VN"/>
    </style:style>
    <style:style style:name="T12" style:family="text">
      <style:text-properties style:font-name="Times New Roman" fo:letter-spacing="-0.0063in" fo:language="vi" fo:country="VN" style:text-scale="105%"/>
    </style:style>
    <style:style style:name="T13" style:family="text">
      <style:text-properties style:font-name="Times New Roman" officeooo:rsid="001c9f94"/>
    </style:style>
    <style:style style:name="T14" style:family="text">
      <style:text-properties style:font-name="Times New Roman" fo:letter-spacing="-0.0055in" style:font-name-complex="Times New Roman (Vietnamese)1" style:text-scale="105%"/>
    </style:style>
    <style:style style:name="T15" style:family="text">
      <style:text-properties style:font-name="Times New Roman (Vietnamese)" fo:font-size="8.5pt" style:text-underline-style="solid" style:text-underline-width="auto" style:text-underline-color="font-color" fo:font-weight="bold" style:font-size-asian="8.5pt" style:font-weight-asian="bold" style:font-name-complex="Times New Roman (Vietnamese)1"/>
    </style:style>
    <style:style style:name="T16" style:family="text">
      <style:text-properties style:font-name="Times New Roman (Vietnamese)" fo:letter-spacing="-0.0055in" style:font-name-complex="Times New Roman (Vietnamese)1" style:text-scale="105%"/>
    </style:style>
    <style:style style:name="T17" style:family="text">
      <style:text-properties style:font-name="Times New Roman (Vietnamese)" style:font-name-complex="Times New Roman (Vietnamese)1"/>
    </style:style>
    <style:style style:name="T18" style:family="text">
      <style:text-properties officeooo:rsid="002172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ab/><text:tab/><text:tab/><text:tab/><text:span text:style-name="T13">C</text:span><text:span text:style-name="T1">ỘNG HÒA XÃ HỘI CHỦ NGHĨA VIỆT NAM</text:span></text:p>
      <text:p text:style-name="P9"><text:span text:style-name="T13"><text:s/><text:tab/><text:tab/><text:tab/><text:tab/><text:tab/></text:span><text:span text:style-name="T3"> </text:span><text:span text:style-name="T15">Độc lập – Tự do – Hạnh phúc</text:span></text:p>
      <text:p text:style-name="P4"/>
      <text:p text:style-name="P9"><text:span text:style-name="T2"><text:tab/><text:tab/><text:tab/><text:tab/><text:tab/><text:tab/><text:tab/><text:tab/>H</text:span><text:span text:style-name="T1">ôm nay, ngày</text:span><text:span text:style-name="T8"> </text:span><text:span text:style-name="T1">...........</text:span><text:span text:style-name="T9"> </text:span><text:span text:style-name="T17">tháng…...năm</text:span><text:span text:style-name="T10"> ……..</text:span><text:span text:style-name="T11"><text:tab/><text:tab/><text:tab/><text:tab/><text:tab/><text:tab/></text:span></text:p>
      <text:p text:style-name="P9"><text:span text:style-name="T12"><text:tab/><text:tab/><text:tab/><text:tab/><text:tab/>BI</text:span><text:span text:style-name="T4">ÊN NHẬ</text:span><text:span text:style-name="T5">N</text:span><text:span text:style-name="T4"> HỒ</text:span><text:span text:style-name="T6"> </text:span><text:span text:style-name="T7"><text:s/></text:span><text:span text:style-name="T16">SƠ</text:span></text:p>
      <text:p text:style-name="P6"><text:tab/><text:tab/></text:p>
      <text:p text:style-name="P9"><text:span text:style-name="T14">H</text:span><text:span text:style-name="T1">ọ tên:</text:span><text:span text:style-name="T1"><text:placeholder text:placeholder-type="text">&lt;[CUS_FULL_NAME]&gt;</text:placeholder></text:span></text:p>
      <text:p text:style-name="P7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 (Vietnamese)" svg:font-family="'Times New Roman (Vietnamese)'" style:font-family-generic="roman" style:font-pitch="variable"/>
    <style:font-face style:name="Times New Roman (Vietnamese)1" svg:font-family="'Times New Roman (Vietnamese)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Symbol" style:font-family-asian="Symbol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1055in" fo:margin-right="0in" fo:text-indent="0in" style:auto-text-indent="false"/>
    </style:style>
    <style:style style:name="Table_20_Paragraph" style:display-name="Table Paragraph" style:family="paragraph" style:parent-style-name="Standard" style:default-outline-level="">
      <style:paragraph-properties fo:margin-top="0.0209in" fo:margin-bottom="0in" style:contextual-spacing="false"/>
    </style:style>
    <style:style style:name="Heading_20_1" style:display-name="Heading 1" style:family="paragraph" style:parent-style-name="Heading" style:class="text"/>
    <style:style style:name="Title" style:family="paragraph" style:parent-style-name="Heading" style:class="chapter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8.5pt" fo:font-weight="bold" style:font-size-asian="8.5pt" style:font-weight-asian="bold" style:font-size-complex="8.5pt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8.5pt" style:font-size-asian="8.5pt" style:font-size-complex="8.5pt"/>
    </style:style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Addressee">
      <style:text-properties officeooo:rsid="0024fa14" officeooo:paragraph-rsid="0024fa14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Page1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/>
    <style:master-page style:name="Converted2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7T19:26:34.860000000</meta:creation-date>
    <dc:date>2021-09-07T20:10:16.860000000</dc:date>
    <meta:editing-duration>PT29M4S</meta:editing-duration>
    <meta:editing-cycles>4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8" meta:word-count="28" meta:character-count="193" meta:non-whitespace-character-count="134"/>
  </office:meta>
</office:document-meta>
</file>